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0d2" officeooo:paragraph-rsid="000bf0d2"/>
    </style:style>
    <style:style style:name="P2" style:family="paragraph" style:parent-style-name="Standard">
      <style:text-properties fo:language="el" fo:country="GR" officeooo:rsid="000bf0d2" officeooo:paragraph-rsid="000bf0d2"/>
    </style:style>
    <style:style style:name="P3" style:family="paragraph" style:parent-style-name="Standard">
      <style:text-properties fo:language="el" fo:country="GR" officeooo:rsid="001cd122" officeooo:paragraph-rsid="001003a0"/>
    </style:style>
    <style:style style:name="P4" style:family="paragraph" style:parent-style-name="Standard">
      <style:text-properties fo:language="el" fo:country="GR" officeooo:rsid="001d47f3" officeooo:paragraph-rsid="001003a0"/>
    </style:style>
    <style:style style:name="P5" style:family="paragraph" style:parent-style-name="Standard">
      <style:text-properties fo:language="el" fo:country="GR" officeooo:rsid="001f3f0c" officeooo:paragraph-rsid="001003a0"/>
    </style:style>
    <style:style style:name="P6" style:family="paragraph" style:parent-style-name="Standard">
      <style:text-properties fo:language="el" fo:country="GR" officeooo:rsid="001003a0" officeooo:paragraph-rsid="001003a0"/>
    </style:style>
    <style:style style:name="P7" style:family="paragraph" style:parent-style-name="Standard">
      <style:text-properties officeooo:rsid="001cd122" officeooo:paragraph-rsid="001003a0"/>
    </style:style>
    <style:style style:name="P8" style:family="paragraph" style:parent-style-name="Standard">
      <style:text-properties officeooo:rsid="001cd122" officeooo:paragraph-rsid="0010ff60"/>
    </style:style>
    <style:style style:name="P9" style:family="paragraph" style:parent-style-name="Standard">
      <style:text-properties fo:language="en" fo:country="US" officeooo:rsid="001f3f0c" officeooo:paragraph-rsid="001003a0"/>
    </style:style>
    <style:style style:name="P10" style:family="paragraph" style:parent-style-name="Standard">
      <style:text-properties fo:language="en" fo:country="US" officeooo:rsid="001003a0" officeooo:paragraph-rsid="001003a0"/>
    </style:style>
    <style:style style:name="P11" style:family="paragraph" style:parent-style-name="Standard">
      <style:text-properties officeooo:rsid="0013984b" officeooo:paragraph-rsid="0013984b"/>
    </style:style>
    <style:style style:name="P12" style:family="paragraph" style:parent-style-name="Standard">
      <style:text-properties officeooo:rsid="000e1fcc" officeooo:paragraph-rsid="000e1fcc"/>
    </style:style>
    <style:style style:name="P13" style:family="paragraph" style:parent-style-name="Standard">
      <style:text-properties officeooo:rsid="001480ed" officeooo:paragraph-rsid="001480ed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003a0"/>
    </style:style>
    <style:style style:name="T3" style:family="text">
      <style:text-properties fo:language="el" fo:country="GR" officeooo:rsid="0010ff60"/>
    </style:style>
    <style:style style:name="T4" style:family="text">
      <style:text-properties fo:language="el" fo:country="GR" officeooo:rsid="001274a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003a0"/>
    </style:style>
    <style:style style:name="T7" style:family="text">
      <style:text-properties fo:language="en" fo:country="US" officeooo:rsid="0010ff60"/>
    </style:style>
    <style:style style:name="T8" style:family="text">
      <style:text-properties fo:language="en" fo:country="US" officeooo:rsid="0013984b"/>
    </style:style>
    <style:style style:name="T9" style:family="text">
      <style:text-properties fo:language="en" fo:country="US" officeooo:rsid="001572fb"/>
    </style:style>
    <style:style style:name="T10" style:family="text">
      <style:text-properties officeooo:rsid="0021c969"/>
    </style:style>
    <style:style style:name="T11" style:family="text">
      <style:text-properties officeooo:rsid="001003a0"/>
    </style:style>
    <style:style style:name="T12" style:family="text">
      <style:text-properties officeooo:rsid="001398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Ονοματεπώνυμο: <text:span text:style-name="T10">Κοκονός Κωνσταντίνος</text:span></text:p>
      <text:p text:style-name="P3">ΑΜ:<text:span text:style-name="T10">1115201400287</text:span></text:p>
      <text:p text:style-name="P3"/>
      <text:p text:style-name="P3"/>
      <text:p text:style-name="P3"/>
      <text:p text:style-name="P4">Η εργασία αποτελείται από <text:span text:style-name="T6">1</text:span> αρχεί<text:span text:style-name="T11">ο (λόγω μικρού όγκου, δε την έσπασα σε αρχεία, όπως την 1η).</text:span></text:p>
      <text:p text:style-name="P5"/>
      <text:p text:style-name="P9"><text:span text:style-name="T1">Συνολικά, έχουν κατασκευαστεί </text:span><text:span text:style-name="T2">1</text:span><text:span text:style-name="T1"> κλάσ</text:span><text:span text:style-name="T2">η</text:span><text:span text:style-name="T1"> (</text:span><text:span text:style-name="T11">Atomo</text:span>),<text:span text:style-name="T1"> </text:span><text:span text:style-name="T2">με 4 δείκτες για δεσμούς και αν είναι υδρογόνο, χρησιμοποιώ μόνο τον έναν.</text:span></text:p>
      <text:p text:style-name="P10"><text:span text:style-name="T2">Γ</text:span><text:span text:style-name="T1">ια κάθε </text:span>C, <text:span text:style-name="T1">υπολογίζω την πιθανότητα να ενώνεται με τον επόμενό του και αν ναι, με πιθανότητα βρίσκω το είδος του δεσμού (δεν επιτρέπω 4πλό, όπως ζητείται από την εκφώνηση).</text:span></text:p>
      <text:p text:style-name="P6">Ο τελευταίος δεν ενώνεται με κανέναν (αυστηρά), για να μην γίνεται κύκλος (όπως επίσης ζητείται).</text:p>
      <text:p text:style-name="P4"/>
      <text:p text:style-name="P4">Η εργασία υποστηρίζει όλα τα ζητούμενα της εκφώνησης και το αρχικό πλήθος των ατόμων που κατασκευάζει, τ<text:span text:style-name="T11">ο δέχεται από τη γραμμή εντολής (</text:span><text:span text:style-name="T6">argv)</text:span><text:span text:style-name="T5">.</text:span></text:p>
      <text:p text:style-name="P6">Τέλος, γίνεται έλεγχος ότι δίδεται το πλήθος αυτό και ότι έχει θετική τιμή.</text:p>
      <text:p text:style-name="P3"/>
      <text:p text:style-name="P3"/>
      <text:p text:style-name="P3">Εντολές μεταγλώττισης:</text:p>
      <text:p text:style-name="P8">g++ -<text:span text:style-name="T9">o </text:span><text:span text:style-name="T7">ektel</text:span> askisi<text:span text:style-name="T3">2</text:span>.cpp<text:tab/><text:tab/><text:span text:style-name="T5">(</text:span><text:span text:style-name="T1">δημιουργεί το </text:span><text:span text:style-name="T3">εκτελέσιμο </text:span><text:span text:style-name="T5">ektel)</text:span></text:p>
      <text:p text:style-name="P7">./<text:span text:style-name="T5">ektel<text:tab/></text:span><text:span text:style-name="T4">6</text:span><text:span text:style-name="T5"><text:tab/><text:tab/><text:tab/><text:tab/>(</text:span><text:span text:style-name="T1">εκτελεί το </text:span><text:span text:style-name="T5">ektel </text:span><text:span text:style-name="T3">για την κατασκευή π.χ. </text:span><text:span text:style-name="T4">6</text:span><text:span text:style-name="T3"> </text:span><text:span text:style-name="T4">ατόμων </text:span><text:span text:style-name="T7">C</text:span><text:span text:style-name="T5">)</text:span></text:p>
      <text:p text:style-name="P1"/>
      <text:p text:style-name="P1"/>
      <text:p text:style-name="P1"/>
      <text:p text:style-name="P2">Παράδειγμα εκτέλεσης <text:span text:style-name="T8">(</text:span><text:span text:style-name="T12">στα </text:span><text:span text:style-name="T8">linux </text:span><text:span text:style-name="T12">του τμήματος)</text:span>:</text:p>
      <text:p text:style-name="P2"/>
      <text:p text:style-name="P11">linux28:/home/users/sdi1400287/cpp&gt;./ektel 6</text:p>
      <text:p text:style-name="P11">Epileksate plithos Atomwn : 6</text:p>
      <text:p text:style-name="P11"/>
      <text:p text:style-name="P11">Constructing Atom c0</text:p>
      <text:p text:style-name="P11">Constructing Atom c1</text:p>
      <text:p text:style-name="P11">Constructing Atom c2</text:p>
      <text:p text:style-name="P11">Constructing Atom c3</text:p>
      <text:p text:style-name="P11">Constructing Atom c4</text:p>
      <text:p text:style-name="P11">Constructing Atom c5</text:p>
      <text:p text:style-name="P11">Constructing Atom h0</text:p>
      <text:p text:style-name="P11">Constructing Atom h1</text:p>
      <text:p text:style-name="P11">Constructing Atom h2</text:p>
      <text:p text:style-name="P11">Constructing Atom h3</text:p>
      <text:p text:style-name="P11">Constructing Atom h4</text:p>
      <text:p text:style-name="P11">Constructing Atom h5</text:p>
      <text:p text:style-name="P11">Constructing Atom h6</text:p>
      <text:p text:style-name="P11">Constructing Atom h7</text:p>
      <text:p text:style-name="P11">Constructing Atom h8</text:p>
      <text:p text:style-name="P11">Constructing Atom h9</text:p>
      <text:p text:style-name="P11">comp([c0(c1,c1,h0,h1), c1(c0,c0,c2,h2), c2(c1,c3,c3,h3), c3(c2,c2,c4,c4), c4(c3, <text:s text:c="27"/>c3,h4,h5)])</text:p>
      <text:p text:style-name="P11">comp([c5(h6,h7,h8,h9)])</text:p>
      <text:p text:style-name="P11"/>
      <text:p text:style-name="P11">END OF MAIN</text:p>
      <text:p text:style-name="P11"/>
      <text:p text:style-name="P11"><text:soft-page-break/></text:p>
      <text:p text:style-name="P11">Destroying Atom h0</text:p>
      <text:p text:style-name="P11">Destroying Atom h1</text:p>
      <text:p text:style-name="P11">Destroying Atom h2</text:p>
      <text:p text:style-name="P11">Destroying Atom h3</text:p>
      <text:p text:style-name="P11">Destroying Atom h4</text:p>
      <text:p text:style-name="P11">Destroying Atom h5</text:p>
      <text:p text:style-name="P11">Destroying Atom h6</text:p>
      <text:p text:style-name="P11">Destroying Atom h7</text:p>
      <text:p text:style-name="P11">Destroying Atom h8</text:p>
      <text:p text:style-name="P11">Destroying Atom h9</text:p>
      <text:p text:style-name="P11">Destroying Atom c0</text:p>
      <text:p text:style-name="P11">Destroying Atom c1</text:p>
      <text:p text:style-name="P11">Destroying Atom c2</text:p>
      <text:p text:style-name="P11">Destroying Atom c3</text:p>
      <text:p text:style-name="P11">Destroying Atom c4</text:p>
      <text:p text:style-name="P11">Destroying Atom c5</text:p>
      <text:p text:style-name="P12"/>
      <text:p text:style-name="P12"/>
      <text:p text:style-name="P12"/>
      <text:p text:style-name="P13">linux28:/home/users/sdi1400287/cpp&gt;./ektel</text:p>
      <text:p text:style-name="P13">Den eisagate plithos atomwn C pros kataskevi</text:p>
      <text:p text:style-name="P13"/>
      <text:p text:style-name="P13"/>
      <text:p text:style-name="P13"/>
      <text:p text:style-name="P13">linux28:/home/users/sdi1400287/cpp&gt;./ektel -1</text:p>
      <text:p text:style-name="P13">Den dosate thetiko plithos atomwn C pros kataske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22S</meta:editing-duration>
    <meta:editing-cycles>10</meta:editing-cycles>
    <meta:generator>LibreOffice/5.2.3.3$Windows_X86_64 LibreOffice_project/d54a8868f08a7b39642414cf2c8ef2f228f780cf</meta:generator>
    <dc:date>2016-12-10T17:35:33.263000000</dc:date>
    <meta:document-statistic meta:table-count="0" meta:image-count="0" meta:object-count="0" meta:page-count="2" meta:paragraph-count="53" meta:word-count="280" meta:character-count="1959" meta:non-whitespace-character-count="1701"/>
    <meta:user-defined meta:name="Info 1"/>
    <meta:user-defined meta:name="Info 2"/>
    <meta:user-defined meta:name="Info 3"/>
    <meta:user-defined meta:name="Info 4"/>
  </office:meta>
</office:document-meta>
</file>